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e139"/>
    </style:style>
    <style:style style:name="P2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3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4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5" style:family="paragraph" style:parent-style-name="Table_20_Contents">
      <style:text-properties officeooo:rsid="002091da" officeooo:paragraph-rsid="002091da"/>
    </style:style>
    <style:style style:name="P6" style:family="paragraph" style:parent-style-name="Table_20_Contents">
      <style:text-properties officeooo:rsid="001552ed" officeooo:paragraph-rsid="000ae139"/>
    </style:style>
    <style:style style:name="P7" style:family="paragraph" style:parent-style-name="Table_20_Contents">
      <style:text-properties officeooo:rsid="0023c411" officeooo:paragraph-rsid="000ae139"/>
    </style:style>
    <style:style style:name="P8" style:family="paragraph" style:parent-style-name="Standard">
      <style:text-properties officeooo:rsid="002091da" officeooo:paragraph-rsid="00332b08"/>
    </style:style>
    <style:style style:name="P9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3830dc" officeooo:paragraph-rsid="003830dc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rsid="003830dc" officeooo:paragraph-rsid="003830dc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830dc" officeooo:paragraph-rsid="003830dc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8332b" officeooo:paragraph-rsid="0038332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9c456" officeooo:paragraph-rsid="0039c45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830dc" officeooo:paragraph-rsid="003830dc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8742c" officeooo:paragraph-rsid="0038742c" style:font-style-asian="normal" style:font-weight-asian="bold" style:font-style-complex="normal" style:font-weight-complex="bold"/>
    </style:style>
    <style:style style:name="T1" style:family="text">
      <style:text-properties officeooo:rsid="002784c2"/>
    </style:style>
    <style:style style:name="T2" style:family="text">
      <style:text-properties officeooo:rsid="00245fe0"/>
    </style:style>
    <style:style style:name="T3" style:family="text">
      <style:text-properties officeooo:rsid="001e71e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830dc" style:font-weight-asian="normal" style:font-weight-complex="normal"/>
    </style:style>
    <style:style style:name="T6" style:family="text">
      <style:text-properties fo:font-weight="normal" officeooo:rsid="0038742c" style:font-weight-asian="normal" style:font-weight-complex="normal"/>
    </style:style>
    <style:style style:name="T7" style:family="text">
      <style:text-properties fo:font-weight="normal" officeooo:rsid="0039c456" style:font-weight-asian="normal" style:font-weight-complex="normal"/>
    </style:style>
    <style:style style:name="T8" style:family="text">
      <style:text-properties officeooo:rsid="003830dc"/>
    </style:style>
    <style:style style:name="T9" style:family="text">
      <style:text-properties officeooo:rsid="0039c4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3">I</text:span>nterviewer Notes:</text:p>
      <text:p text:style-name="P4"/>
      <text:p text:style-name="P9">- Ask, describe <text:span text:style-name="T8">a Facade pattern.</text:span></text:p>
      <text:p text:style-name="P9"><text:tab/><text:span text:style-name="T5">A facade wraps a complicated subsystem with a simpler interface.</text:span></text:p>
      <text:p text:style-name="P9"><text:span text:style-name="T5"/></text:p>
      <text:p text:style-name="P10">- Ask, give me an example of a facade, or describe a real life use case of one.</text:p>
      <text:p text:style-name="P13"><text:span text:style-name="T4">- Facades are often used when integrating new development with legacy systems. The new code may only need a portion of the functionality of the legacy system, or perhaps the interface to the legacy system is very granular. In both cases, a facade can be introduced </text:span><text:span text:style-name="T6">to expose a simple interface to the more complicated subsystem.</text:span></text:p>
      <text:p text:style-name="P12"><text:span text:style-name="T4"/></text:p>
      <text:p text:style-name="P12"><text:span text:style-name="T4">- A simple example is that of ordering from a Customer Service Rep. When you place an order, the CSR is a facade in front of the billing, order processing, and shipping departments. You call the CSR, and the CSR makes calls to these other systems to complete your order.</text:span></text:p>
      <text:p text:style-name="P15"><text:span text:style-name="T4"/></text:p>
      <text:p text:style-name="P16">- <text:span text:style-name="T9">Ask, describe other design pattern that you can use in conjunction with, or as opposed to, Facade.</text:span></text:p>
      <text:p text:style-name="P14"><text:span text:style-name="T4">Singleton, since facades provide a point of access, and you generally only need one.</text:span></text:p>
      <text:p text:style-name="P14"><text:span text:style-name="T4"/></text:p>
      <text:p text:style-name="P14"><text:span text:style-name="T4">Adapter, is similar to Facade, but an adapter uses an existing interface, rather than creating a new one as Facade does.</text:span></text:p>
      <text:p text:style-name="P14"><text:span text:style-name="T4"/></text:p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332b08"/>
    </style:style>
    <style:style style:name="MP2" style:family="paragraph" style:parent-style-name="Standard">
      <style:text-properties officeooo:rsid="003830dc" officeooo:paragraph-rsid="003830dc"/>
    </style:style>
    <style:style style:name="MP3" style:family="paragraph" style:parent-style-name="Table_20_Contents">
      <style:text-properties officeooo:rsid="002091da" officeooo:paragraph-rsid="002091da"/>
    </style:style>
    <style:style style:name="MP4" style:family="paragraph" style:parent-style-name="Table_20_Contents">
      <style:text-properties officeooo:rsid="001552ed" officeooo:paragraph-rsid="000ae139"/>
    </style:style>
    <style:style style:name="MP5" style:family="paragraph" style:parent-style-name="Table_20_Contents">
      <style:text-properties officeooo:rsid="0023c411" officeooo:paragraph-rsid="000ae139"/>
    </style:style>
    <style:style style:name="MP6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</text:span></text:p>
              <text:p text:style-name="MP2">Facade</text:p>
            </table:table-cell>
            <table:table-cell table:style-name="Table3.A1" office:value-type="string">
              <text:p text:style-name="MP3">Design / <text:span text:style-name="MT2">Patterns</text:span></text:p>
            </table:table-cell>
            <table:table-cell table:style-name="Table3.A1" office:value-type="string">
              <text:p text:style-name="MP4">Easy</text:p>
            </table:table-cell>
            <table:table-cell table:style-name="Table3.A1" office:value-type="string">
              <text:p text:style-name="MP5">Page <text:page-number text:select-page="current">1</text:page-number> of <text:page-count>1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1T08:59:44.970000000</dc:date>
    <meta:editing-duration>PT5H46M24S</meta:editing-duration>
    <meta:editing-cycles>16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4" meta:word-count="207" meta:character-count="1162" meta:non-whitespace-character-count="964"/>
  </office:meta>
</office:document-meta>
</file>